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c.executeDrawOperat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rc.setStart( int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.setType( String str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c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.setStop( int st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